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mazon Ember" svg:font-family="'Amazon Ember', 'Helvetica Neue', Roboto, Arial, sans-serif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b1291" officeooo:paragraph-rsid="000b1291"/>
    </style:style>
    <style:style style:name="P2" style:family="paragraph" style:parent-style-name="Standard">
      <style:text-properties style:font-name="Arial1" fo:font-size="10pt" officeooo:rsid="000b1291" officeooo:paragraph-rsid="000b1291" style:font-size-asian="10pt" style:font-size-complex="10pt"/>
    </style:style>
    <style:style style:name="P3" style:family="paragraph" style:parent-style-name="Standard" style:list-style-name="L1">
      <style:text-properties style:font-name="Arial1" fo:font-size="10pt" officeooo:rsid="000b1291" officeooo:paragraph-rsid="000b1291" style:font-size-asian="10pt" style:font-size-complex="10pt"/>
    </style:style>
    <style:style style:name="T1" style:family="text">
      <style:text-properties fo:font-variant="normal" fo:text-transform="none" fo:color="#0f141a" loext:opacity="100%" style:font-name="Amazon Ember" fo:font-size="10.5pt" fo:letter-spacing="normal" fo:font-style="normal" fo:font-weight="normal"/>
    </style:style>
    <style:style style:name="T2" style:family="text">
      <style:text-properties fo:font-variant="normal" fo:text-transform="none" fo:color="#0f141a" loext:opacity="100%" fo:letter-spacing="normal"/>
    </style:style>
    <style:style style:name="T3" style:family="text">
      <style:text-properties fo:font-variant="normal" fo:text-transform="none" fo:color="#0f141a" loext:opacity="100%" fo:letter-spacing="normal" fo:font-style="normal" fo:font-weight="normal"/>
    </style:style>
    <style:style style:name="T4" style:family="text">
      <style:text-properties fo:font-variant="normal" fo:text-transform="none" fo:color="#0f141a" loext:opacity="100%" fo:font-size="10.5pt" fo:letter-spacing="normal" fo:font-style="normal" fo:font-weight="normal"/>
    </style:style>
    <style:style style:name="T5" style:family="text">
      <style:text-properties fo:font-variant="normal" fo:text-transform="none" fo:color="#0f141a" loext:opacity="100%" style:font-name="Arial1" fo:font-size="10.5pt" fo:letter-spacing="normal" fo:font-style="normal" fo:font-weight="normal"/>
    </style:style>
    <style:style style:name="T6" style:family="text">
      <style:text-properties fo:font-variant="normal" fo:text-transform="none" fo:color="#0f141a" loext:opacity="100%" style:font-name="Arial1" fo:letter-spacing="normal"/>
    </style:style>
    <style:style style:name="T7" style:family="text">
      <style:text-properties fo:font-variant="normal" fo:text-transform="none" fo:color="#0f141a" loext:opacity="100%" style:font-name="Arial1" fo:letter-spacing="normal" fo:font-style="normal" fo:font-weight="normal"/>
    </style:style>
    <style:style style:name="T8" style:family="text">
      <style:text-properties fo:font-variant="normal" fo:text-transform="none" fo:color="#0f141a" loext:opacity="100%" style:font-name="Arial1" fo:font-size="10pt" fo:letter-spacing="normal" fo:font-style="normal" fo:font-weight="normal" style:font-size-asian="10pt" style:font-size-complex="10pt"/>
    </style:style>
    <style:style style:name="T9" style:family="text">
      <style:text-properties fo:font-variant="normal" fo:text-transform="none" fo:color="#0f141a" loext:opacity="100%" style:font-name="Arial1" fo:font-size="10pt" fo:letter-spacing="normal" style:font-size-asian="10pt" style:font-size-complex="10pt"/>
    </style:style>
    <style:style style:name="T10" style:family="text">
      <style:text-properties fo:color="#0f141a" loext:opacity="100%" style:font-name="Amazon Ember" fo:font-size="10.5pt" fo:letter-spacing="normal" fo:font-style="italic" fo:font-weight="normal"/>
    </style:style>
    <style:style style:name="T11" style:family="text">
      <style:text-properties fo:color="#0f141a" loext:opacity="100%" fo:font-size="10.5pt" fo:letter-spacing="normal" fo:font-style="italic" fo:font-weight="normal"/>
    </style:style>
    <style:style style:name="T12" style:family="text">
      <style:text-properties fo:color="#0f141a" loext:opacity="100%" style:font-name="Arial1" fo:font-size="10.5pt" fo:letter-spacing="normal" fo:font-style="italic" fo:font-weight="normal"/>
    </style:style>
    <style:style style:name="T13" style:family="text">
      <style:text-properties fo:color="#0f141a" loext:opacity="100%" style:font-name="Arial1" fo:letter-spacing="normal" fo:font-style="italic" fo:font-weight="normal"/>
    </style:style>
    <style:style style:name="T14" style:family="text">
      <style:text-properties fo:color="#0f141a" loext:opacity="100%" style:font-name="Arial1" fo:font-size="10pt" fo:letter-spacing="normal" fo:font-style="italic" fo:font-weight="normal" style:font-size-asian="10pt" style:font-size-complex="10pt"/>
    </style:style>
    <style:style style:name="T15" style:family="text">
      <style:text-properties fo:color="#0f141a" loext:opacity="100%" fo:letter-spacing="normal" fo:font-style="italic" fo:font-weight="normal"/>
    </style:style>
    <style:style style:name="T16" style:family="text">
      <style:text-properties fo:background-color="#ffffff" loext:char-shading-value="0"/>
    </style:style>
    <style:style style:name="T17" style:family="text">
      <style:text-properties style:font-name="Arial1"/>
    </style:style>
    <style:style style:name="T18" style:family="text">
      <style:text-properties style:font-name="Arial1" fo:background-color="#ffffff" loext:char-shading-value="0"/>
    </style:style>
    <style:style style:name="T19" style:family="text">
      <style:text-properties style:font-name="Arial1" fo:font-size="10pt" fo:background-color="#ffffff" loext:char-shading-value="0" style:font-size-asian="10pt" style:font-size-complex="10pt"/>
    </style:style>
    <style:style style:name="T20" style:family="text">
      <style:text-properties style:font-name="Arial1" fo:font-size="10pt" style:font-size-asian="10pt" style:font-size-complex="10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WS Cognito Code<text:line-break/></text:p>
      <text:list text:style-name="L1">
        <text:list-item>
          <text:p text:style-name="P1"><text:span text:style-name="T8">Configure your user pool app client with allowed callback URLs, logout URLs, and the scopes that you want to request, for example </text:span><text:span text:style-name="T14">openid</text:span><text:span text:style-name="T9"> </text:span><text:span text:style-name="T8">and </text:span><text:span text:style-name="T14">profile</text:span><text:span text:style-name="T8">. </text:span><text:bookmark text:name="link-self341-1742589296439-3970"/><text:a xlink:type="simple" xlink:href="https://docs.aws.amazon.com/cognito/latest/developerguide/user-pool-settings-client-apps.html" office:target-frame-name="_blank" xlink:show="new" text:style-name="Internet_20_link" text:visited-style-name="Visited_20_Internet_20_Link"><text:span text:style-name="T19">Learn more </text:span></text:a><text:span text:style-name="T20"> <text:line-break/></text:span></text:p>
        </text:list-item>
        <text:list-item>
          <text:p text:style-name="P1"><text:span text:style-name="T8">Install the </text:span><text:bookmark text:name="link-self344-1742589296439-9335"/><text:a xlink:type="simple" xlink:href="https://github.com/openid/AppAuth-Android" office:target-frame-name="_blank" xlink:show="new" text:style-name="Internet_20_link" text:visited-style-name="Visited_20_Internet_20_Link"><text:span text:style-name="T19">AppAuth-Android </text:span></text:a><text:span text:style-name="T9"> </text:span><text:span text:style-name="T8">library.</text:span><text:span text:style-name="T20"> <text:line-break/><text:line-break/>implementation 'net.openid:appauth:&lt;version&gt;'<text:line-break/></text:span></text:p>
        </text:list-item>
        <text:list-item>
          <text:p text:style-name="P1"><text:span text:style-name="T8">Configure Amazon Cognito as your authorization service. To implement </text:span><text:bookmark text:name="link-self351-1742589296444-3744"/><text:a xlink:type="simple" xlink:href="https://datatracker.ietf.org/doc/html/rfc6749#section-1.3.1" office:target-frame-name="_blank" xlink:show="new" text:style-name="Internet_20_link" text:visited-style-name="Visited_20_Internet_20_Link"><text:span text:style-name="T19">authorization code grants </text:span></text:a><text:span text:style-name="T8">, your application must be able to discover issuer endpoints from the </text:span><text:span text:style-name="T14">.well-known/openid-configuration</text:span><text:span text:style-name="T9"> </text:span><text:span text:style-name="T8">endpoint for your user pool issuer. Create an </text:span><text:span text:style-name="T14">AuthorizationServiceConfiguration</text:span><text:span text:style-name="T9"> </text:span><text:span text:style-name="T8">instance with the URL of your user pool discovery document. </text:span><text:span text:style-name="T14">Note: Code samples in Java</text:span><text:span text:style-name="T20"> <text:line-break/><text:line-break/>AuthorizationServiceConfiguration cognitoServiceConfig =</text:span></text:p>
          <text:p text:style-name="P3"><text:s text:c="4"/>AuthorizationServiceConfiguration.fetchFromIssuer(</text:p>
          <text:p text:style-name="P3"><text:s text:c="4"/>Uri.parse("https://cognito-idp.eu-north-1.amazonaws.com/eu-north-1_OG7uiWDA7"),</text:p>
          <text:p text:style-name="P3"><text:s text:c="4"/>new AuthorizationServiceConfiguration.RetrieveConfigurationCallback() {</text:p>
          <text:p text:style-name="P3"><text:s text:c="8"/>public void onFetchConfigurationCompleted(</text:p>
          <text:p text:style-name="P3"><text:s text:c="12"/>@Nullable AuthorizationServiceConfiguration cognitoServiceConfig,</text:p>
          <text:p text:style-name="P3"><text:s text:c="12"/>@Nullable AuthorizationException ex) {</text:p>
          <text:p text:style-name="P3"><text:s text:c="12"/>if (ex != null) {</text:p>
          <text:p text:style-name="P3"><text:s text:c="16"/>// failed to fetch Cognito service config;</text:p>
          <text:p text:style-name="P3"><text:s text:c="16"/>return;</text:p>
          <text:p text:style-name="P3"><text:s text:c="12"/>}</text:p>
          <text:p text:style-name="P3"><text:s text:c="12"/>// use retrieved cognitoServiceConfig as needed, such as</text:p>
          <text:p text:style-name="P3"><text:s text:c="12"/>// AuthState authState = new AuthState(cognitoServiceConfig);</text:p>
          <text:p text:style-name="P3"><text:s text:c="4"/>}</text:p>
          <text:p text:style-name="P3">});<text:line-break/></text:p>
        </text:list-item>
        <text:list-item>
          <text:p text:style-name="P3"><text:span text:style-name="T3">Configure your application to direct users to your user pool authorization endpoint and obtain an authorization code. Construct an </text:span><text:span text:style-name="T15">AuthorizationRequest</text:span><text:span text:style-name="T2"> </text:span><text:span text:style-name="T3">from your </text:span><text:span text:style-name="T15">cognitoServiceConfig</text:span><text:span text:style-name="T2"> </text:span><text:span text:style-name="T3">and your app client ID.</text:span> <text:line-break/><text:line-break/>AuthorizationRequest.Builder authRequestBuilder = new AuthorizationRequest.Builder(</text:p>
          <text:p text:style-name="P3"><text:s text:c="4"/>cognitoServiceConfig, <text:s text:c="3"/>// Cognito service config retrieved from the Discovery document</text:p>
          <text:p text:style-name="P3"><text:s text:c="4"/>"4irdr1iqcohkrnca3v9do2r63t", <text:s text:c="3"/>// Cognito app client ID</text:p>
          <text:p text:style-name="P3"><text:s text:c="4"/>ResponseTypeValues.CODE, <text:s text:c="3"/>// CODE for response_type</text:p>
          <text:p text:style-name="P3"><text:s text:c="4"/>"http://localhost:3000") <text:s text:c="3"/>// redirect_uri that receives auth responses from Cognito</text:p>
          <text:p text:style-name="P3"><text:s text:c="4"/>.setScope("phone openid email"); <text:s text:c="3"/>// OAuth scopes</text:p>
          <text:p text:style-name="P3"/>
          <text:p text:style-name="P3">// Note: Your app’s redirect URI must be added to your Cognito app client Allowed callback URLs.<text:line-break/></text:p>
        </text:list-item>
        <text:list-item>
          <text:p text:style-name="P3"><text:span text:style-name="T3">Dispatch the </text:span><text:span text:style-name="T15">AuthorizationRequest</text:span><text:span text:style-name="T2"> </text:span><text:span text:style-name="T3">with </text:span><text:span text:style-name="T15">startActivityForResult</text:span><text:span text:style-name="T3">.</text:span> <text:line-break/><text:line-break/>private void doAuthorization() {</text:p>
          <text:p text:style-name="P3"><text:s text:c="4"/>AuthorizationService authService = new AuthorizationService(this);</text:p>
          <text:p text:style-name="P3"><text:s text:c="4"/>Intent authIntent = authService.getAuthorizationRequestIntent(authRequest);</text:p>
          <text:p text:style-name="P3"><text:s text:c="4"/>startActivityForResult(authIntent, INIT_AUTH);</text:p>
          <text:p text:style-name="P3">}</text:p>
          <text:p text:style-name="P3"/>
          <text:p text:style-name="P3">@Override</text:p>
          <text:p text:style-name="P3">protected void onActivityResult(int requestCode, int resultCode, Intent data) {</text:p>
          <text:p text:style-name="P3"><text:s text:c="4"/>if (requestCode == INIT_AUTH) {</text:p>
          <text:p text:style-name="P3"><text:s text:c="8"/>AuthorizationResponse resp = AuthorizationResponse.fromIntent(data);</text:p>
          <text:p text:style-name="P3"><text:s text:c="8"/>AuthorizationException ex = AuthorizationException.fromIntent(data);</text:p>
          <text:p text:style-name="P3"><text:s text:c="8"/>// ... process the result</text:p>
          <text:p text:style-name="P3"><text:s text:c="4"/>} else {</text:p>
          <text:p text:style-name="P3"><text:s text:c="8"/>// ...</text:p>
          <text:p text:style-name="P3"><text:s text:c="4"/>}</text:p>
          <text:p text:style-name="P3">}</text:p>
        </text:list-item>
        <text:list-item>
          <text:p text:style-name="P3"><text:span text:style-name="T3">Capture the authorization redirect. After a user signs in with managed login, Amazon Cognito redirects them to the return URL. Configure a handler at the return URL for Android. Use a manifest placeholder for a custom URL scheme. If your return URL has an HTTPS URL schema, you can add an intent filter for </text:span><text:span text:style-name="T15">RedirectUriReceiverActivity</text:span><text:span text:style-name="T2"> </text:span><text:span text:style-name="T3">in </text:span><text:span text:style-name="T15">AndroidManifest.xml</text:span><text:span text:style-name="T3">.</text:span> <text:line-break/><text:line-break/>android.defaultConfig.manifestPlaceholders = [</text:p>
          <text:p text:style-name="P3"><text:s text:c="2"/>'appAuthRedirectScheme': 'cognito.sample.android.demo'</text:p>
          <text:p text:style-name="P3">]<text:line-break/></text:p>
        </text:list-item>
        <text:list-item>
          <text:p text:style-name="P3"><text:span text:style-name="T3">Get the authorization response from the </text:span><text:span text:style-name="T15">fromIntent()</text:span><text:span text:style-name="T2"> </text:span><text:span text:style-name="T3">methods </text:span><text:span text:style-name="T15">AuthorizationResponse</text:span><text:span text:style-name="T2"> </text:span><text:span text:style-name="T3">or </text:span><text:span text:style-name="T15">AuthorizationException</text:span><text:span text:style-name="T3">.</text:span> <text:line-break/><text:line-break/>public void onStart() {</text:p>
          <text:p text:style-name="P3"><text:s text:c="4"/>AuthorizationResponse response = AuthorizationResponse.fromIntent(getIntent());</text:p>
          <text:p text:style-name="P3"><text:soft-page-break/><text:s text:c="4"/>AuthorizationException ex = AuthorizationException.fromIntent(getIntent());</text:p>
          <text:p text:style-name="P3"><text:s text:c="4"/>if (response != null) {</text:p>
          <text:p text:style-name="P3"><text:s text:c="8"/>// authorization succeeded</text:p>
          <text:p text:style-name="P3"><text:s text:c="4"/>} else {</text:p>
          <text:p text:style-name="P3"><text:s text:c="8"/>// authorization failed</text:p>
          <text:p text:style-name="P3"><text:s text:c="4"/>}</text:p>
          <text:p text:style-name="P3">}<text:line-break/></text:p>
        </text:list-item>
        <text:list-item>
          <text:p text:style-name="P3"><text:span text:style-name="T3">Configure a handler for the </text:span><text:span text:style-name="T15">AuthorizationResponse</text:span><text:span text:style-name="T2"> </text:span><text:span text:style-name="T3">to exchange the authorization code for user pool tokens. Assemble a token-exchange request with </text:span><text:span text:style-name="T15">createTokenExchangeRequest</text:span><text:span text:style-name="T2"> </text:span><text:span text:style-name="T3">and implement </text:span><text:span text:style-name="T15">TokenResponseCallback()</text:span><text:span text:style-name="T3">. A successful exchange produces a </text:span><text:span text:style-name="T15">TokenResponse</text:span><text:span text:style-name="T2"> </text:span><text:span text:style-name="T3">object.</text:span> <text:line-break/><text:line-break/>authService.performTokenRequest(</text:p>
          <text:p text:style-name="P3"><text:s text:c="4"/>authorizationResponse.createTokenExchangeRequest(),</text:p>
          <text:p text:style-name="P3"><text:s text:c="4"/>new AuthorizationService.TokenResponseCallback() {</text:p>
          <text:p text:style-name="P3"><text:s text:c="8"/>@Override</text:p>
          <text:p text:style-name="P3"><text:s text:c="8"/>public void onTokenRequestCompleted(TokenResponse response, AuthorizationException ex) {</text:p>
          <text:p text:style-name="P3"><text:s text:c="12"/>// use the response, such as authState.update(response, ex);</text:p>
          <text:p text:style-name="P3"><text:s text:c="12"/>if (response != null) {</text:p>
          <text:p text:style-name="P3"><text:s text:c="16"/>// exchange succeeded</text:p>
          <text:p text:style-name="P3"><text:s text:c="12"/>} else {</text:p>
          <text:p text:style-name="P3"><text:s text:c="16"/>// exchange failed</text:p>
          <text:p text:style-name="P3"><text:s text:c="12"/>}</text:p>
          <text:p text:style-name="P3"><text:s text:c="8"/>}</text:p>
          <text:p text:style-name="P3"><text:s text:c="4"/>});<text:line-break/></text:p>
        </text:list-item>
        <text:list-item>
          <text:p text:style-name="P1"><text:span text:style-name="T8">Configure session-end behavior for users who sign out. Assemble an </text:span><text:span text:style-name="T14">EndSessionRequest</text:span><text:span text:style-name="T9"> </text:span><text:span text:style-name="T8">to your user pool </text:span><text:bookmark text:name="link-self378-1742589296483-8298"/><text:a xlink:type="simple" xlink:href="https://docs.aws.amazon.com/cognito/latest/developerguide/logout-endpoint.html" office:target-frame-name="_blank" xlink:show="new" text:style-name="Internet_20_link" text:visited-style-name="Visited_20_Internet_20_Link"><text:span text:style-name="T19">logout endpoint </text:span></text:a><text:span text:style-name="T8">.</text:span><text:span text:style-name="T20"> <text:line-break/><text:line-break/>EndSessionRequest endSessionRequest =</text:span></text:p>
          <text:p text:style-name="P3"><text:s text:c="4"/>new EndSessionRequest.Builder(cognitoServiceConfiguration)</text:p>
          <text:p text:style-name="P3"><text:s text:c="8"/>.setIdTokenHint(ID_TOKEN) // retrieve the ID_TOKEN from the TokenResponse</text:p>
          <text:p text:style-name="P3"><text:s text:c="8"/>.setPostLogoutRedirectUri("&lt;logout uri&gt;")</text:p>
          <text:p text:style-name="P3"><text:s text:c="8"/>.setAdditionalParameters(Map.of(</text:p>
          <text:p text:style-name="P3"><text:s text:c="13"/>"client_id", "4irdr1iqcohkrnca3v9do2r63t",</text:p>
          <text:p text:style-name="P3"><text:s text:c="13"/>"logout_uri", "&lt;logout uri&gt;"))</text:p>
          <text:p text:style-name="P3"><text:s text:c="8"/>.build();</text:p>
          <text:p text:style-name="P3">// Note: Your app’s end-session redirect URI must be added to your Cognito app client Allowed sign out URLs.<text:line-break/></text:p>
        </text:list-item>
        <text:list-item>
          <text:p text:style-name="P3"><text:span text:style-name="T3">Dispatch the </text:span><text:span text:style-name="T15">EndSessionRequest</text:span><text:span text:style-name="T2"> </text:span><text:span text:style-name="T3">with </text:span><text:span text:style-name="T15">startActivityForResult</text:span><text:span text:style-name="T3">.</text:span> <text:line-break/><text:line-break/>private void endSession() {</text:p>
          <text:p text:style-name="P3"><text:s text:c="4"/>AuthorizationService authService = new AuthorizationService(this);</text:p>
          <text:p text:style-name="P3"><text:s text:c="4"/>Intent endSessionIntent = authService.getEndSessionRequestIntent(endSessionRequest);</text:p>
          <text:p text:style-name="P3"><text:s text:c="4"/>startActivityForResult(endSessionIntent, END_SESSION);</text:p>
          <text:p text:style-name="P3">}</text:p>
          <text:p text:style-name="P3"/>
          <text:p text:style-name="P3">@Override</text:p>
          <text:p text:style-name="P3">protected void onActivityResult(int requestCode, int resultCode, Intent data) {</text:p>
          <text:p text:style-name="P3"><text:s text:c="4"/>if (requestCode == END_SESSION) {</text:p>
          <text:p text:style-name="P3"><text:s text:c="8"/>EndSessionResponse resp = EndSessionResponse.fromIntent(data);</text:p>
          <text:p text:style-name="P3"><text:s text:c="8"/>AuthorizationException ex = AuthorizationException.fromIntent(data);</text:p>
          <text:p text:style-name="P3"><text:s text:c="8"/>// ... process the result</text:p>
          <text:p text:style-name="P3"><text:s text:c="4"/>} else {</text:p>
          <text:p text:style-name="P3"><text:s text:c="8"/>// ...</text:p>
          <text:p text:style-name="P3"><text:s text:c="4"/>}</text:p>
          <text:p text:style-name="P3">}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mazon Ember" svg:font-family="'Amazon Ember', 'Helvetica Neue', Roboto, Arial, sans-serif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1T21:43:18.540000000</meta:creation-date>
    <dc:date>2025-03-21T21:49:01.839000000</dc:date>
    <meta:editing-duration>PT5M44S</meta:editing-duration>
    <meta:editing-cycles>1</meta:editing-cycles>
    <meta:document-statistic meta:table-count="0" meta:image-count="0" meta:object-count="0" meta:page-count="2" meta:paragraph-count="89" meta:word-count="571" meta:character-count="5634" meta:non-whitespace-character-count="4641"/>
    <meta:generator>LibreOffice/24.2.5.2$Windows_X86_64 LibreOffice_project/bffef4ea93e59bebbeaf7f431bb02b1a39ee8a59</meta:generator>
  </office:meta>
</office:document-meta>
</file>